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40000001D4E797AB5.png" manifest:media-type="image/png"/>
  <manifest:file-entry manifest:full-path="Pictures/100002010000002100000018755C8B8F.png" manifest:media-type="image/png"/>
  <manifest:file-entry manifest:full-path="Pictures/100002010000002400000020484868C9.png" manifest:media-type="image/png"/>
  <manifest:file-entry manifest:full-path="Pictures/10000201000000230000001DADC3CE2C.png" manifest:media-type="image/png"/>
  <manifest:file-entry manifest:full-path="Pictures/10000201000000220000001DAEED1D9C.png" manifest:media-type="image/png"/>
  <manifest:file-entry manifest:full-path="Pictures/10000201000000230000001CC7598F2D.png" manifest:media-type="image/png"/>
  <manifest:file-entry manifest:full-path="Pictures/10000201000000230000001C3917EF26.png" manifest:media-type="image/png"/>
  <manifest:file-entry manifest:full-path="Pictures/1000020100000018000000223B5C36D4.png" manifest:media-type="image/png"/>
  <manifest:file-entry manifest:full-path="Pictures/10000201000000220000001DB7E0B1CA.png" manifest:media-type="image/png"/>
  <manifest:file-entry manifest:full-path="Pictures/10000201000000240000001DB0E0C661.png" manifest:media-type="image/png"/>
  <manifest:file-entry manifest:full-path="Pictures/10000201000000220000001D3F7874BE.png" manifest:media-type="image/png"/>
  <manifest:file-entry manifest:full-path="Pictures/10000201000000240000001F53DFE1B7.png" manifest:media-type="image/png"/>
  <manifest:file-entry manifest:full-path="Pictures/10000201000000230000001D5E9C60DF.png" manifest:media-type="image/png"/>
  <manifest:file-entry manifest:full-path="Pictures/10000201000000250000001F69ECCB52.png" manifest:media-type="image/png"/>
  <manifest:file-entry manifest:full-path="Pictures/10000201000000260000001EFD0F9375.png" manifest:media-type="image/png"/>
  <manifest:file-entry manifest:full-path="Pictures/10000201000000250000001FE43F5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7f03" officeooo:paragraph-rsid="00067f03"/>
    </style:style>
    <style:style style:name="P2" style:family="paragraph" style:parent-style-name="Text_20_body">
      <style:text-properties officeooo:rsid="00067f03" officeooo:paragraph-rsid="0006a8b4"/>
    </style:style>
    <style:style style:name="P3" style:family="paragraph" style:parent-style-name="Text_20_body">
      <style:text-properties style:text-underline-style="solid" style:text-underline-width="auto" style:text-underline-color="font-color" officeooo:rsid="00067f03" officeooo:paragraph-rsid="00067f03"/>
    </style:style>
    <style:style style:name="P4" style:family="paragraph" style:parent-style-name="Text_20_body" style:list-style-name="L1">
      <style:text-properties officeooo:rsid="0006a8b4" officeooo:paragraph-rsid="0006a8b4"/>
    </style:style>
    <style:style style:name="P5" style:family="paragraph" style:parent-style-name="Text_20_body" style:list-style-name="L1">
      <style:text-properties officeooo:rsid="00082d39" officeooo:paragraph-rsid="00082d39"/>
    </style:style>
    <style:style style:name="P6" style:family="paragraph" style:parent-style-name="Text_20_body" style:list-style-name="L1">
      <style:text-properties officeooo:rsid="000b332a" officeooo:paragraph-rsid="000b332a"/>
    </style:style>
    <style:style style:name="T1" style:family="text">
      <style:text-properties officeooo:rsid="0006a8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1005 – First laboratory session: The Nao Robot</text:p>
      <text:p text:style-name="Text_20_body"/>
      <text:p text:style-name="P3">Objective:</text:p>
      <text:p text:style-name="P1">This first laboratory session with the Nao robot is for you to familiarize with the robot itself, but more importantly with the GUI that will allow you to control Nao. So have fun and play with your robot (Be careful not to have too much fun as the robot is still fragile and very expensive).</text:p>
      <text:p text:style-name="P1"/>
      <text:h text:style-name="Heading_20_1" text:outline-level="1">Choregraphe</text:h>
      <text:p text:style-name="P2">Choregraphe (the equivalent of choreography in French) is the software that will allow you to connect to the Nao robot, set most of Nao's parameters, send command that the robot will have to execute and finally <text:span text:style-name="T1">watch its performance (possibly debug in case of error).</text:span></text:p>
      <text:p text:style-name="P2"/>
      <text:p text:style-name="P2"><text:tab/><text:span text:style-name="T1">Once you have launched the program from the binary, the main window should appear shortly after. Choregraphe's main window is made of:</text:span></text:p>
      <text:list xml:id="list2808040602895817152" text:style-name="L1">
        <text:list-item>
          <text:p text:style-name="P4">On the left hand side is the content of your current project, displayed in a tree like structure. There you can import new behaviour, create and delete directories and project files.</text:p>
        </text:list-item>
        <text:list-item>
          <text:p text:style-name="P4">The middle section is split in two parts:</text:p>
          <text:list>
            <text:list-item>
              <text:p text:style-name="P4"><text:s/>The top, that is empty at the moment, is were you will be able to drag and drop boxes and link them together to build your program.</text:p>
            </text:list-item>
            <text:list-item>
              <text:p text:style-name="P4">The bottom contains different tabs allowing you to monitor most of the robot's activity and the state of its sensors and memory. This is where you should first look is case of error (especially the log viewer).</text:p>
            </text:list-item>
          </text:list>
        </text:list-item>
        <text:list-item>
          <text:p text:style-name="P4">The Right hand side is also made of two parts:</text:p>
          <text:list>
            <text:list-item>
              <text:p text:style-name="P4">At the top you will find the box libraries. This is where all the modules for programming the Nao robot are stored into different categories for ease of use. You can switch between the “standard” and “advanced” libraries with the tabs on top (only the standard library will be required for today's session). Next to the box libraries is the position library containing the basic position pre-programmed into the Nao. And finally, there is the video monitor that will show you, when connected to a real robot, what the Nao sees in real time.</text:p>
            </text:list-item>
            <text:list-item>
              <text:p text:style-name="P4">At the bottom, you should only focus on the robot view, displaying in a virtual environment the actions and dialogues of your robot. If you double-click on some parts <text:soft-page-break/>of the virtual robot, a window should open showing you the settings for the different joints and allowing you to modify those angles. The robot applications part will have no use for us.</text:p>
            </text:list-item>
          </text:list>
        </text:list-item>
        <text:list-item>
          <text:p text:style-name="P5">On top of all this seats the toolbar, which contains from left to right:</text:p>
          <text:list>
            <text:list-item>
              <text:p text:style-name="P5"><draw:frame draw:style-name="fr1" draw:name="Image1" text:anchor-type="paragraph" svg:x="8.056cm" svg:y="-0.265cm" svg:width="0.921cm" svg:height="0.773cm" draw:z-index="0"><draw:image xlink:href="Pictures/10000201000000250000001FE43F5489.png" xlink:type="simple" xlink:show="embed" xlink:actuate="onLoad"/></draw:frame>Create a new project </text:p>
            </text:list-item>
            <text:list-item>
              <text:p text:style-name="P5"><draw:frame draw:style-name="fr1" draw:name="Image2" text:anchor-type="paragraph" svg:x="8.027cm" svg:y="-0.153cm" svg:width="0.945cm" svg:height="0.748cm" draw:z-index="1"><draw:image xlink:href="Pictures/10000201000000260000001EFD0F9375.png" xlink:type="simple" xlink:show="embed" xlink:actuate="onLoad"/></draw:frame>Open an existing project</text:p>
            </text:list-item>
            <text:list-item>
              <text:p text:style-name="P5"><draw:frame draw:style-name="fr1" draw:name="Image3" text:anchor-type="paragraph" svg:x="8.08cm" svg:y="-0.108cm" svg:width="0.871cm" svg:height="0.721cm" draw:z-index="2"><draw:image xlink:href="Pictures/10000201000000230000001D5E9C60DF.png" xlink:type="simple" xlink:show="embed" xlink:actuate="onLoad"/></draw:frame>Save the current project </text:p>
            </text:list-item>
            <text:list-item>
              <text:p text:style-name="P5"><draw:frame draw:style-name="fr2" draw:name="Image4" text:anchor-type="paragraph" svg:width="0.847cm" svg:height="0.721cm" draw:z-index="3"><draw:image xlink:href="Pictures/10000201000000220000001D3F7874BE.png" xlink:type="simple" xlink:show="embed" xlink:actuate="onLoad"/></draw:frame>Undo the last action</text:p>
            </text:list-item>
            <text:list-item>
              <text:p text:style-name="P5"><draw:frame draw:style-name="fr2" draw:name="Image5" text:anchor-type="paragraph" svg:width="0.896cm" svg:height="0.721cm" draw:z-index="4"><draw:image xlink:href="Pictures/10000201000000240000001DB0E0C661.png" xlink:type="simple" xlink:show="embed" xlink:actuate="onLoad"/></draw:frame>Redo the last action</text:p>
            </text:list-item>
            <text:list-item>
              <text:p text:style-name="P5"><draw:frame draw:style-name="fr2" draw:name="Image6" text:anchor-type="paragraph" svg:width="0.847cm" svg:height="0.721cm" draw:z-index="5"><draw:image xlink:href="Pictures/10000201000000220000001DB7E0B1CA.png" xlink:type="simple" xlink:show="embed" xlink:actuate="onLoad"/></draw:frame>Connect to a robot</text:p>
            </text:list-item>
            <text:list-item>
              <text:p text:style-name="P5"><draw:frame draw:style-name="fr2" draw:name="Image7" text:anchor-type="paragraph" svg:width="0.871cm" svg:height="0.697cm" draw:z-index="6"><draw:image xlink:href="Pictures/10000201000000230000001C3917EF26.png" xlink:type="simple" xlink:show="embed" xlink:actuate="onLoad"/></draw:frame>Disconnect from a robot</text:p>
            </text:list-item>
            <text:list-item>
              <text:p text:style-name="P5"><draw:frame draw:style-name="fr2" draw:name="Image8" text:anchor-type="paragraph" svg:width="0.847cm" svg:height="0.721cm" draw:z-index="7"><draw:image xlink:href="Pictures/10000201000000220000001DAEED1D9C.png" xlink:type="simple" xlink:show="embed" xlink:actuate="onLoad"/></draw:frame>Launch the program</text:p>
            </text:list-item>
            <text:list-item>
              <text:p text:style-name="P5"><draw:frame draw:style-name="fr2" draw:name="Image9" text:anchor-type="paragraph" svg:width="0.871cm" svg:height="0.721cm" draw:z-index="8"><draw:image xlink:href="Pictures/10000201000000230000001DADC3CE2C.png" xlink:type="simple" xlink:show="embed" xlink:actuate="onLoad"/></draw:frame>Stop the program</text:p>
            </text:list-item>
            <text:list-item>
              <text:p text:style-name="P5"><draw:frame draw:style-name="fr3" draw:name="Image10" text:anchor-type="paragraph" svg:width="0.871cm" svg:height="0.697cm" draw:z-index="9"><draw:image xlink:href="Pictures/10000201000000230000001CC7598F2D.png" xlink:type="simple" xlink:show="embed" xlink:actuate="onLoad"/></draw:frame>Display the debug/errors (works only while connected to a real robot)</text:p>
            </text:list-item>
            <text:list-item>
              <text:p text:style-name="P5"><draw:frame draw:style-name="fr1" draw:name="Image11" text:anchor-type="paragraph" svg:x="16.277cm" svg:y="0cm" svg:width="0.598cm" svg:height="0.847cm" draw:z-index="10"><draw:image xlink:href="Pictures/1000020100000018000000223B5C36D4.png" xlink:type="simple" xlink:show="embed" xlink:actuate="onLoad"/></draw:frame>A progress bar displaying the progression in the loading process</text:p>
            </text:list-item>
            <text:list-item>
              <text:p text:style-name="P5"><draw:frame draw:style-name="fr2" draw:name="Image12" text:anchor-type="paragraph" svg:width="0.921cm" svg:height="0.773cm" draw:z-index="11"><draw:image xlink:href="Pictures/10000201000000250000001F69ECCB52.png" xlink:type="simple" xlink:show="embed" xlink:actuate="onLoad"/></draw:frame>The volume of Nao's speakers</text:p>
            </text:list-item>
            <text:list-item>
              <text:p text:style-name="P5"><draw:frame draw:style-name="fr2" draw:name="Image13" text:anchor-type="paragraph" svg:width="0.896cm" svg:height="0.773cm" draw:z-index="12"><draw:image xlink:href="Pictures/10000201000000240000001F53DFE1B7.png" xlink:type="simple" xlink:show="embed" xlink:actuate="onLoad"/></draw:frame>An animation mode</text:p>
            </text:list-item>
            <text:list-item>
              <text:p text:style-name="P5"><draw:frame draw:style-name="fr1" draw:name="Image14" text:anchor-type="paragraph" svg:x="8.052cm" svg:y="0.527cm" svg:width="0.896cm" svg:height="0.797cm" draw:z-index="13"><draw:image xlink:href="Pictures/100002010000002400000020484868C9.png" xlink:type="simple" xlink:show="embed" xlink:actuate="onLoad"/></draw:frame>The autonomous mode: When switched on the Nao will seek to interact with you like any bored child.</text:p>
            </text:list-item>
            <text:list-item>
              <text:p text:style-name="P5"><draw:frame draw:style-name="fr1" draw:name="Image15" text:anchor-type="paragraph" svg:x="8.052cm" svg:y="0.559cm" svg:width="0.896cm" svg:height="0.797cm" draw:z-index="14"><draw:image xlink:href="Pictures/100002010000002400000020484868C9.png" xlink:type="simple" xlink:show="embed" xlink:actuate="onLoad"/></draw:frame>The rest button: Commanding Nao to get into the crouching position and set its motors' stiffness to 0.</text:p>
            </text:list-item>
            <text:list-item>
              <text:p text:style-name="P5"><draw:frame draw:style-name="fr3" draw:name="Image16" text:anchor-type="paragraph" svg:width="0.896cm" svg:height="0.721cm" draw:z-index="15"><draw:image xlink:href="Pictures/10000201000000240000001D4E797AB5.png" xlink:type="simple" xlink:show="embed" xlink:actuate="onLoad"/></draw:frame>The wake up button is simply the opposite of the rest button.</text:p>
            </text:list-item>
            <text:list-item>
              <text:p text:style-name="P6"><draw:frame draw:style-name="fr1" draw:name="Image17" text:anchor-type="paragraph" svg:x="16.164cm" svg:y="1.215cm" svg:width="0.822cm" svg:height="0.598cm" draw:z-index="16"><draw:image xlink:href="Pictures/100002010000002100000018755C8B8F.png" xlink:type="simple" xlink:show="embed" xlink:actuate="onLoad"/></draw:frame>Finally, at the far end is the battery status, which will light up once you are connected to a real robot and change colour when the Nao should be connected to a power sourc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Caspar</meta:initial-creator>
    <meta:creation-date>2015-10-12T14:47:25.068421171</meta:creation-date>
    <dc:date>2015-10-12T15:54:48.655003368</dc:date>
    <dc:creator>Luc Caspar</dc:creator>
    <meta:editing-duration>PT29M39S</meta:editing-duration>
    <meta:editing-cycles>7</meta:editing-cycles>
    <meta:generator>LibreOffice/4.4.2.2$Linux_X86_64 LibreOffice_project/40m0$Build-2</meta:generator>
    <meta:document-statistic meta:table-count="0" meta:image-count="17" meta:object-count="0" meta:page-count="2" meta:paragraph-count="31" meta:word-count="584" meta:character-count="3164" meta:non-whitespace-character-count="2631"/>
  </office:meta>
</office:document-meta>
</file>